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paragraph-rsid="001ba319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4pt" fo:font-weight="bold" officeooo:rsid="0019065b" officeooo:paragraph-rsid="0019065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be1e" officeooo:paragraph-rsid="0019be1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a319" officeooo:paragraph-rsid="001ba31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italic" fo:font-weight="normal" officeooo:rsid="001ba319" officeooo:paragraph-rsid="001ba319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weight="normal" officeooo:rsid="0019be1e" officeooo:paragraph-rsid="0019be1e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style="normal" fo:font-weight="normal" officeooo:rsid="0019be1e" officeooo:paragraph-rsid="0019be1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fo:font-weight="normal" officeooo:rsid="001e25b1" officeooo:paragraph-rsid="001e25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ba319"/>
    </style:style>
    <style:style style:name="T2" style:family="text">
      <style:text-properties officeooo:rsid="001c27c5"/>
    </style:style>
    <style:style style:name="T3" style:family="text">
      <style:text-properties officeooo:rsid="001f5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rmation Report</text:p>
      <text:p text:style-name="P2"/>
      <text:p text:style-name="P3">Contents</text:p>
      <text:p text:style-name="P3"/>
      <text:p text:style-name="P3">1. Research Aims</text:p>
      <text:p text:style-name="P5"><text:tab/>500 words</text:p>
      <text:p text:style-name="P6"/>
      <text:p text:style-name="P3">2. Context</text:p>
      <text:p text:style-name="P1"><text:span text:style-name="T2"><text:tab/>1000</text:span><text:span text:style-name="T1"> words</text:span></text:p>
      <text:p text:style-name="P3"/>
      <text:p text:style-name="P3">3. Literature Review</text:p>
      <text:p text:style-name="P5"><text:tab/>5000 words</text:p>
      <text:p text:style-name="P4"/>
      <text:p text:style-name="P3">4. Methodology</text:p>
      <text:p text:style-name="P1"><text:span text:style-name="T1"><text:tab/>2</text:span><text:span text:style-name="T2">0</text:span><text:span text:style-name="T1">00 words</text:span></text:p>
      <text:p text:style-name="P4"/>
      <text:p text:style-name="P3">5. Research outcomes</text:p>
      <text:p text:style-name="P5"><text:tab/>500 words<text:tab/></text:p>
      <text:p text:style-name="P4"/>
      <text:p text:style-name="P3">Appendix</text:p>
      <text:p text:style-name="P3"/>
      <text:p text:style-name="P7"><text:tab/>i. <text:tab/><text:span text:style-name="T3">R</text:span>esearch diagram</text:p>
      <text:p text:style-name="P7"><text:tab/>ii <text:tab/><text:span text:style-name="T3">Report - </text:span>simBot protoype</text:p>
      <text:p text:style-name="P8"><text:tab/>iii<text:tab/><text:span text:style-name="T3">Example d</text:span>ata visualsations of openPhD</text:p>
      <text:p text:style-name="P3"/>
      <text:p text:style-name="P3">Bibliography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2:23:46.31</meta:creation-date>
    <dc:date>2013-09-15T15:54:16.35</dc:date>
    <meta:editing-duration>PT13M8S</meta:editing-duration>
    <meta:editing-cycles>8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42" meta:character-count="274" meta:non-whitespace-character-count="237"/>
  </office:meta>
</office:document-meta>
</file>